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min-height="22.688cm" fo:min-width="26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7.99cm" fo:min-width="6.4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458cm" fo:min-width="2.88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24cm" fo:min-width="5.3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23.038cm" svg:x="1.3cm" svg:y="1.162cm">
          <text:p text:style-name="P1"><text:span text:style-name="T1">New </text:span><text:span text:style-name="T1">kerne</text:span><text:span text:style-name="T1">l (C </text:span><text:span text:style-name="T1">langu</text:span><text:span text:style-name="T1">age + </text:span><text:span text:style-name="T1">ATS </text:span><text:span text:style-name="T1">langu</text:span><text:span text:style-name="T1">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762cm" svg:height="9.883cm" svg:x="2.469cm" svg:y="3.075cm">
          <text:p text:style-name="P1"><text:span text:style-name="T1">NetBSD kernel (C language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901cm" svg:height="2.869cm" svg:x="3.8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21.811cm" svg:y1="5.36cm" svg:x2="20.148cm" svg:y2="7.75cm" draw:start-shape="id1" draw:start-glue-point="3" draw:end-shape="id2" draw:end-glue-point="0" svg:d="M21811 5360l-1663 2390" svg:viewBox="0 0 1664 2391">
          <text:p/>
        </draw:connector>
        <draw:custom-shape draw:style-name="gr3" draw:text-style-name="P2" xml:id="id4" draw:id="id4" draw:layer="layout" svg:width="3.901cm" svg:height="2.871cm" svg:x="6.6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3.902cm" svg:height="2.868cm" svg:x="12.4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3.901cm" svg:height="2.87cm" svg:x="18.1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901cm" svg:height="2.87cm" svg:x="21.8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6.36cm" svg:y1="6.316cm" svg:x2="18.198cm" svg:y2="9.185cm" draw:start-shape="id3" draw:start-glue-point="1" draw:end-shape="id2" svg:d="M16360 6316l1838 2869" svg:viewBox="0 0 1839 2870">
          <text:p/>
        </draw:connector>
        <draw:connector draw:style-name="gr4" draw:text-style-name="P3" draw:layer="layout" draw:type="line" svg:x1="12.458cm" svg:y1="6.316cm" svg:x2="10.515cm" svg:y2="9.61cm" draw:start-shape="id3" draw:end-shape="id4" draw:end-glue-point="1" svg:d="M12458 6316l-1943 3294" svg:viewBox="0 0 1944 3295">
          <text:p/>
        </draw:connector>
        <draw:connector draw:style-name="gr4" draw:text-style-name="P3" draw:layer="layout" draw:type="line" svg:x1="6.614cm" svg:y1="9.61cm" svg:x2="5.801cm" svg:y2="7.538cm" draw:start-shape="id4" draw:start-glue-point="3" draw:end-shape="id5" draw:end-glue-point="2" svg:d="M6614 9610l-813-2072" svg:viewBox="0 0 814 2073">
          <text:p/>
        </draw:connector>
        <draw:custom-shape draw:style-name="gr6" draw:text-style-name="P2" xml:id="id6" draw:id="id6" draw:layer="layout" svg:width="7.8cm" svg:height="9.1cm" svg:x="10.6cm" svg:y="14.4cm">
          <text:p text:style-name="P1"><text:span text:style-name="T1">Module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8.4cm" svg:y1="18.95cm" svg:x2="20.148cm" svg:y2="10.62cm" draw:start-shape="id6" draw:start-glue-point="1" draw:end-shape="id2" draw:end-glue-point="2" svg:d="M18400 18950l1748-8330" svg:viewBox="0 0 1749 8331">
          <text:p/>
        </draw:connector>
        <draw:connector draw:style-name="gr4" draw:text-style-name="P3" draw:layer="layout" draw:type="line" svg:x1="10.6cm" svg:y1="18.95cm" svg:x2="8.564cm" svg:y2="11.046cm" draw:start-shape="id6" draw:start-glue-point="3" draw:end-shape="id4" draw:end-glue-point="2" svg:d="M10600 18950l-2036-7904" svg:viewBox="0 0 2037 7905">
          <text:p/>
        </draw:connector>
        <draw:custom-shape draw:style-name="gr7" draw:text-style-name="P4" draw:layer="layout" svg:width="4.569cm" svg:height="4.57cm" draw:transform="skewX (0.000174532925199423) rotate (-0.805120383944984) translate (14.5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798cm" svg:height="5.845cm" svg:x="11.102cm" svg:y="8.388cm">
          <text:p text:style-name="P1"><text:span text:style-name="T1">Rename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6.2cm" svg:height="2.87cm" svg:x="11.4cm" svg:y="16.53cm">
          <text:p text:style-name="P1"><text:span text:style-name="T1">Inli</text:span><text:span text:style-name="T1">ne </text:span><text:span text:style-name="T1">C</text:span></text:p>
          <text:p text:style-name="P1"><text:span text:style-name="T1">lan</text:span><text:span text:style-name="T1">gug</text:span><text:span text:style-name="T1">e </text:span><text:span text:style-name="T1">cod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6.2cm" svg:height="2.87cm" svg:x="11.4cm" svg:y="19.93cm">
          <text:p text:style-name="P1"><text:span text:style-name="T1">Ne</text:span><text:span text:style-name="T1">w </text:span><text:span text:style-name="T1">AT</text:span><text:span text:style-name="T1">S</text:span></text:p>
          <text:p text:style-name="P1"><text:span text:style-name="T1">lan</text:span><text:span text:style-name="T1">gug</text:span><text:span text:style-name="T1">e </text:span><text:span text:style-name="T1">cod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693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2T21:18:07.554809657</dc:date>
    <meta:editing-duration>PT1H56M55S</meta:editing-duration>
    <meta:editing-cycles>172</meta:editing-cycles>
    <meta:generator>LibreOffice/5.4.0.3$Linux_X86_64 LibreOffice_project/40m0$Build-3</meta:generator>
    <meta:document-statistic meta:object-count="18"/>
  </office:meta>
</office:document-meta>
</file>